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2B0000084660E84E8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1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445cm"/>
    </style:style>
    <style:style style:name="Tableau1.E" style:family="table-column">
      <style:table-column-properties style:column-width="8.086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 style:data-style-name="N0">
      <style:table-cell-properties style:vertical-align="top" fo:padding="0cm" fo:border="none" style:writing-mode="lr-tb"/>
    </style:style>
    <style:style style:name="Tableau1.D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72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row-height="0.78cm" style:keep-together="false" fo:keep-together="always"/>
    </style:style>
    <style:style style:name="Tableau1.5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2" style:family="table">
      <style:table-properties style:width="16.037cm" fo:margin-left="-0.014cm" table:align="left" style:writing-mode="lr-tb"/>
    </style:style>
    <style:style style:name="Tableau2.A" style:family="table-column">
      <style:table-column-properties style:column-width="7.507cm"/>
    </style:style>
    <style:style style:name="Tableau2.B" style:family="table-column">
      <style:table-column-properties style:column-width="0.508cm"/>
    </style:style>
    <style:style style:name="Tableau2.C" style:family="table-column">
      <style:table-column-properties style:column-width="8.022cm"/>
    </style:style>
    <style:style style:name="Tableau2.1" style:family="table-row">
      <style:table-row-properties style:row-height="4.595cm" style:keep-together="false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4" style:family="paragraph" style:parent-style-name="Header">
      <style:paragraph-properties style:snap-to-layout-grid="false">
        <style:tab-stops/>
      </style:paragraph-properties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style:font-size-asian="8pt" style:font-name-complex="Times New Roman" style:font-size-complex="8pt"/>
    </style:style>
    <style:style style:name="P11" style:family="paragraph" style:parent-style-name="Standard">
      <style:paragraph-properties style:snap-to-layout-grid="false"/>
      <style:text-properties style:font-name="Arial"/>
    </style:style>
    <style:style style:name="P12" style:family="paragraph" style:parent-style-name="Standard"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0.388cm" style:snap-to-layout-gri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20" style:family="paragraph" style:parent-style-name="Standard">
      <style:text-properties style:font-name="Arial" fo:font-size="11pt" fo:language="zxx" fo:country="none" style:font-size-asian="11pt" style:language-asian="zxx" style:country-asian="none" style:font-size-complex="11pt"/>
    </style:style>
    <style:style style:name="P21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22" style:family="paragraph" style:parent-style-name="Corps_20_de_20_texte_20_2">
      <style:paragraph-properties style:line-height-at-least="0.459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exte_20_de_20_saisie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line-height="0.388cm" style:snap-to-layout-grid="false"/>
      <style:text-properties style:font-name="Arial"/>
    </style:style>
    <style:style style:name="P25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style:font-name-complex="Ari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relanceapre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relanceapre_piecemanquante"/>
        <text:user-field-decl office:value-type="string" office:string-value="" text:name="comiteapre_datecomite"/>
        <text:user-field-decl office:value-type="string" office:string-value="" text:name="apre_piecemanquant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</text:user-field-decls>
      <text:section text:style-name="Sect1" text:name="relanceap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float" office:value="14">
              <text:p text:style-name="P6">14</text:p>
            </table:table-cell>
            <table:covered-table-cell/>
            <table:covered-table-cell/>
            <table:table-cell table:style-name="Tableau1.D1" table:number-columns-spanned="2" office:value-type="string"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</table:table-cell>
            <table:covered-table-cell/>
          </table:table-row>
          <table:table-row table:style-name="Tableau1.2">
            <table:table-cell table:style-name="Tableau1.D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D1" table:number-columns-spanned="3" office:value-type="string">
              <text:p text:style-name="P4"/>
            </table:table-cell>
            <table:covered-table-cell/>
            <table:covered-table-cell/>
            <table:table-cell table:style-name="Tableau1.D1" table:number-rows-spanned="5" office:value-type="string">
              <text:p text:style-name="P13"/>
            </table:table-cell>
            <table:table-cell table:style-name="Tableau1.D1" table:number-rows-spanned="5" office:value-type="string">
              <text:p text:style-name="P19"><text:s/><text:user-field-get text:name="personne_qual"/> <text:s/><text:user-field-get text:name="personne_nom"/> <text:s/><text:user-field-get text:name="personne_prenom"/></text:p>
              <text:p text:style-name="P3"><text:s/><text:user-field-get text:name="prestation_natprest"/></text:p>
              <text:p text:style-name="P21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4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D1" office:value-type="string">
              <text:p text:style-name="P8">Réf. : </text:p>
            </table:table-cell>
            <table:table-cell table:style-name="Tableau1.D1" table:number-columns-spanned="2" office:value-type="string">
              <text:p text:style-name="P10">DPAS/SIS/ N° APRE <text:s/><text:span text:style-name="T4"><text:s/></text:span><text:span text:style-name="T4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D1" table:number-columns-spanned="2" office:value-type="string">
              <text:p text:style-name="P8">Affaire suivie par : </text:p>
            </table:table-cell>
            <table:covered-table-cell/>
            <table:table-cell table:style-name="Tableau1.D1" office:value-type="string">
              <text:p text:style-name="P24"><text:bookmark-start text:name="Texte7"/><text:span text:style-name="T2"><text:user-field-get text:name="user_nom">user_nom</text:user-field-get></text:span><text:bookmark-end text:name="Texte7"/><text:span text:style-name="T2"> </text:span><text:span text:style-name="T2"><text:user-field-get text:name="user_prenom">user_prenom</text:user-field-get></text:span></text:p>
            </table:table-cell>
            <table:covered-table-cell/>
            <table:covered-table-cell/>
          </table:table-row>
          <table:table-row table:style-name="Tableau1.6">
            <table:table-cell table:style-name="Tableau1.D1" office:value-type="string">
              <text:p text:style-name="P8">Tél. : </text:p>
            </table:table-cell>
            <table:table-cell table:style-name="Tableau1.D1" table:number-columns-spanned="2" office:value-type="string">
              <text:p text:style-name="P9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D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D1" table:number-columns-spanned="5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D1" table:number-columns-spanned="5" office:value-type="string">
              <text:p text:style-name="P13">Bobigny, <text:s/>le <text:user-field-get text:name="relanceapre_daterelanc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<text:s/><text:user-field-get text:name="personne_qual"/>,</text:p>
        <text:p text:style-name="P20"/>
        <text:p text:style-name="P12"/>
        <text:p text:style-name="P15">Afin de pouvoir traiter la demande d’aide complémentaire au titre de l’Aide Personnalisée de Retour à l’Emploi (APRE) concernant <text:s/><text:user-field-get text:name="personne_qual"/> , je vous demande de bien vouloir me retourner les documents suivants :</text:p>
        <text:p text:style-name="P15"/>
        <text:p text:style-name="P15">Liste des pièces à fournir :</text:p>
        <text:p text:style-name="P16"><text:s/><text:user-field-get text:name="relanceapre_piecemanquante"/></text:p>
        <text:p text:style-name="P15"/>
        <text:p text:style-name="P22">Sans réception de ces documents dans un délai d’un mois à compter de la date de ce courrier, le dossier fera l’objet d’un refus en commission.</text:p>
        <text:p text:style-name="P23"/>
        <text:p text:style-name="P18">Je reste à votre disposition pour tout renseignement complémentaire.</text:p>
        <text:p text:style-name="P18"/>
        <text:p text:style-name="P23">J<text:span text:style-name="T3">e vous prie d’agréer</text:span>, <text:user-field-get text:name="personne_qual"/> , l’expression de mes salutations distinguées<text:span text:style-name="T3">.</text:span></text:p>
        <text:p text:style-name="P23"/>
        <text:p text:style-name="P23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P17"/>
            </table:table-cell>
            <table:table-cell table:style-name="Tableau2.A1" office:value-type="string">
              <text:p text:style-name="Standard"/>
            </table:table-cell>
            <table:table-cell table:style-name="Tableau2.A1" office:value-type="string">
              <text:p text:style-name="P12"><text:span text:style-name="T5">L14aëtitia Helouet<text:line-break/></text:span>Chef du Service de l'Insertion</text:p>
              <text:p text:style-name="P12">et de la Solidarité</text:p>
              <text:p text:style-name="P25"><draw:frame draw:style-name="fr1" draw:name="images1" text:anchor-type="paragraph" svg:x="-0.035cm" svg:y="0.612cm" svg:width="2.859cm" svg:height="2.088cm" draw:z-index="0"><draw:image xlink:href="Pictures/2000000700000B2B0000084660E84E88.svm" xlink:type="simple" xlink:show="embed" xlink:actuate="onLoad"/></draw:frame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Corps_20_de_20_texte_20_2" style:display-name="Corps de texte 2" style:family="paragraph" style:parent-style-name="Standard">
      <style:paragraph-properties fo:line-height="100%" fo:text-align="justify" style:justify-single-word="false"/>
      <style:text-properties fo:font-weight="bold" style:font-name-asian="Times New Roman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236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svg:height="1.39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09:36:30</meta:creation-date>
    <dc:date>2010-07-30T10:03:02.43</dc:date>
    <meta:editing-duration>PT01H20M56S</meta:editing-duration>
    <meta:editing-cycles>19</meta:editing-cycles>
    <meta:generator>OpenOffice.org/3.1$Win32 OpenOffice.org_project/310m11$Build-9399</meta:generator>
    <dc:creator>Nicolas Bonsall</dc:creator>
    <meta:document-statistic meta:table-count="2" meta:image-count="1" meta:object-count="0" meta:page-count="1" meta:paragraph-count="21" meta:word-count="111" meta:character-count="703"/>
  </office:meta>
</office:document-meta>
</file>